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898cm" fo:break-before="auto" style:use-optimal-row-height="false"/>
    </style:style>
    <style:style style:name="ro2" style:family="table-row">
      <style:table-row-properties style:row-height="2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3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4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3" office:value-type="string" calcext:value-type="string">
            <text:p>"ce pauvre Jack Caesar était bien embêté..." </text:p>
            <text:p>"mais, mais, mais...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c'est l'heure du Monstro-Tracto-Botte !"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4" office:value-type="string" calcext:value-type="string">
            <text:p>Jack Caesar entend la fin du speech depuis son bureau, il se lève et prend un air cru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4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6" office:value-type="string" calcext:value-type="string">
            <text:p>EM fait faiblement non de la tête. Il semble terrifié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JC abat son point en l’air, crie « au tracto-botte! 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8" office:value-type="string" calcext:value-type="string">
            <text:p>JC et EM filent vers la botcav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appuie sur start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7" office:value-type="string" calcext:value-type="string">
            <text:p>le pot d’échappement fum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le tractobotte avance dans la vil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7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enchaînement plans de coupe animation / film des Vanupiés de plus en plus effrayé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17" office:value-type="string" calcext:value-type="string">
            <text:p>la voyante s’adresse face camér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7" office:value-type="string" calcext:value-type="string">
            <text:p>« Nobles étrangers, il est temps d'utiliser le pouvoir du son suprême, vous avez l'artefact? »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la boîte à meuh s’envole dans les ai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la voyante se la prend sur le coin de la gueu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style-name="ce8"/>
          <table:table-cell/>
          <table:table-cell table:style-name="ce16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style-name="ce8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8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8"/>
          <table:table-cell/>
          <table:table-cell office:value-type="string" calcext:value-type="string">
            <text:p>dites -donc, vous faites même pas de générique 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00:36.0539739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1-11T13:02:24.346241870</dc:date>
    <meta:editing-duration>PT6H47M31S</meta:editing-duration>
    <meta:editing-cycles>123</meta:editing-cycles>
    <meta:generator>LibreOffice/7.2.2.2$Linux_X86_64 LibreOffice_project/20$Build-2</meta:generator>
    <meta:document-statistic meta:table-count="1" meta:cell-count="61" meta:object-count="0"/>
  </office:meta>
</office:document-meta>
</file>